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293" officeooo:paragraph-rsid="001c2293"/>
    </style:style>
    <style:style style:name="P2" style:family="paragraph" style:parent-style-name="Standard">
      <style:text-properties fo:font-weight="bold" officeooo:rsid="001c2293" officeooo:paragraph-rsid="001c2293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mplementación del algoritmo de Doolittle</text:p>
      <text:p text:style-name="P1"/>
      <text:p text:style-name="P1"><text:s/>function [L,U] = doolittle (A) </text:p>
      <text:p text:style-name="P1"><text:s/>% Reservar espacio para las matrices L y U</text:p>
      <text:p text:style-name="P1"><text:s/>% Empezando con ceros hay sitios que ya no tendremos que tocar</text:p>
      <text:p text:style-name="P1"><text:s/>L = zeros(size(A));</text:p>
      <text:p text:style-name="P1"><text:s/>U = zeros(size(A));</text:p>
      <text:p text:style-name="P1"><text:s/>[nRows, nColumns] = <text:span text:style-name="T1">size</text:span>(A);</text:p>
      <text:p text:style-name="P1"><text:s/>% Recorremos en orden de columnas, es más rápido en MATLAB</text:p>
      <text:p text:style-name="P1"><text:s/>for j=1:nColumns</text:p>
      <text:p text:style-name="P1"><text:s text:c="3"/>for i=1:nRows</text:p>
      <text:p text:style-name="P1"><text:s text:c="3"/>% Estamos por encima de la diagonal, hallamos elemento de U</text:p>
      <text:p text:style-name="P1"><text:s text:c="5"/>if i&lt;=j</text:p>
      <text:p text:style-name="P1"><text:s text:c="7"/>U(i,j) = A(i,j);</text:p>
      <text:p text:style-name="P1"><text:s text:c="7"/>for k=1:i-1</text:p>
      <text:p text:style-name="P1"><text:s text:c="9"/>U(i,j) = U(i,j) - L(i,k)*U(k,j);</text:p>
      <text:p text:style-name="P1"><text:s text:c="7"/>end</text:p>
      <text:p text:style-name="P1"><text:s text:c="5"/>end <text:s text:c="3"/></text:p>
      <text:p text:style-name="P1"><text:s text:c="5"/>% Estamos por debajo de la diagonal, hallamos elemento de L</text:p>
      <text:p text:style-name="P1"><text:s text:c="5"/>if j&lt;=i</text:p>
      <text:p text:style-name="P1"><text:s text:c="7"/>L(i,j) = A(i,j);</text:p>
      <text:p text:style-name="P1"><text:s text:c="7"/>for k=1:j-1</text:p>
      <text:p text:style-name="P1"><text:s text:c="9"/>L(i,j) = L(i,j) - L(i,k)*U(k,j);</text:p>
      <text:p text:style-name="P1"><text:s text:c="7"/>end</text:p>
      <text:p text:style-name="P1"><text:s text:c="7"/>L(i,j) = L(i,j)/U(j,j);</text:p>
      <text:p text:style-name="P1"><text:s text:c="5"/>end</text:p>
      <text:p text:style-name="P1"><text:s text:c="3"/>end</text:p>
      <text:p text:style-name="P1"><text:s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0:11:17.960265853</meta:creation-date>
    <dc:date>2017-07-12T10:12:11.298459954</dc:date>
    <meta:editing-duration>PT55S</meta:editing-duration>
    <meta:editing-cycles>1</meta:editing-cycles>
    <meta:document-statistic meta:table-count="0" meta:image-count="0" meta:object-count="0" meta:page-count="1" meta:paragraph-count="27" meta:word-count="111" meta:character-count="734" meta:non-whitespace-character-count="535"/>
    <meta:generator>LibreOffice/5.1.6.2$Linux_X86_64 LibreOffice_project/10m0$Build-2</meta:generator>
  </office:meta>
</office:document-meta>
</file>